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eeeee" draw:textarea-horizontal-align="justify" draw:textarea-vertical-align="middle" draw:auto-grow-height="false" fo:min-height="1.514cm" fo:min-width="1.26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514cm" fo:min-width="1.2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Liberation Sans" fo:font-size="14pt" style:letter-kerning="true" style:font-name-asian="Noto Sans CJK SC Regular" style:font-size-asian="14pt" style:font-name-complex="FreeSans" style:font-size-complex="14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Sans" fo:font-size="14pt" style:letter-kerning="true" style:font-name-asian="Noto Sans CJK SC Regular" style:font-size-asian="14pt" style:font-name-complex="FreeSans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2.5cm" svg:height="2.5cm" svg:x="6.1cm" svg:y="1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" draw:id="id1" draw:layer="layout" svg:width="0.5cm" svg:height="0.5cm" svg:x="0.3cm" svg:y="0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xml:id="id4" draw:id="id4" draw:layer="layout" svg:width="2.5cm" svg:height="2.5cm" svg:x="6.101cm" svg:y="5.001cm">
          <text:p text:style-name="P1"><text:span text:style-name="T2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4" xml:id="id5" draw:id="id5" draw:layer="layout" svg:width="2.5cm" svg:height="2.5cm" svg:x="12.002cm" svg:y="7.002cm">
          <text:p text:style-name="P1"><text:span text:style-name="T2">CHECK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draw:layer="layout" svg:width="2.5cm" svg:height="2.5cm" svg:x="0.502cm" svg:y="7.002cm">
          <text:p text:style-name="P1"><text:span text:style-name="T2">CONFI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xml:id="id2" draw:id="id2" draw:layer="layout" svg:width="2.5cm" svg:height="2.5cm" svg:x="1.101cm" svg:y="1.001cm">
          <text:p text:style-name="P1"><text:span text:style-name="T2">DISAB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6" draw:layer="layout" draw:type="curve" svg:x1="0.8cm" svg:y1="0.55cm" svg:x2="2.351cm" svg:y2="1.001cm" draw:start-shape="id1" draw:start-glue-point="10" draw:end-shape="id2" draw:end-glue-point="4" svg:d="M800 550c1034 0 1551 150 1551 451" svg:viewBox="0 0 1552 452">
          <text:p/>
        </draw:connector>
        <draw:connector draw:style-name="gr4" draw:text-style-name="P6" draw:layer="layout" draw:type="curve" svg:x1="3.601cm" svg:y1="2.251cm" svg:x2="6.1cm" svg:y2="2.25cm" draw:start-shape="id2" draw:start-glue-point="10" draw:end-shape="id3" draw:end-glue-point="6" svg:d="M3601 2251c1875 0 626-1 2499-1" svg:viewBox="0 0 2500 2">
          <text:p/>
        </draw:connector>
        <draw:connector draw:style-name="gr4" draw:text-style-name="P6" draw:layer="layout" draw:type="curve" svg:x1="7.35cm" svg:y1="3.5cm" svg:x2="7.351cm" svg:y2="5.001cm" draw:start-shape="id3" draw:start-glue-point="8" draw:end-shape="id4" draw:end-glue-point="4" svg:d="M7350 3500c0 1126 1 376 1 1501" svg:viewBox="0 0 2 1502">
          <text:p/>
        </draw:connector>
        <draw:connector draw:style-name="gr4" draw:text-style-name="P6" draw:layer="layout" draw:type="curve" svg:x1="12.368cm" svg:y1="9.136cm" svg:x2="7.351cm" svg:y2="7.501cm" draw:start-shape="id5" draw:start-glue-point="7" draw:end-shape="id4" draw:end-glue-point="8" svg:d="M12368 9136c-3345 0-5017-545-5017-1635" svg:viewBox="0 0 5018 1636">
          <text:p/>
        </draw:connector>
        <draw:connector draw:style-name="gr4" draw:text-style-name="P6" draw:layer="layout" draw:type="curve" svg:x1="6.467cm" svg:y1="5.367cm" svg:x2="3.235cm" svg:y2="3.135cm" draw:start-shape="id4" draw:start-glue-point="5" draw:end-shape="id2" draw:end-glue-point="9" svg:d="M6467 5367c-2422 0-807-2232-3232-2232" svg:viewBox="0 0 3233 2233">
          <text:p/>
        </draw:connector>
        <draw:frame draw:style-name="gr5" draw:text-style-name="P7" draw:layer="layout" svg:width="2.2cm" svg:height="0.806cm" svg:x="3.715cm" svg:y="1.46cm">
          <draw:text-box>
            <text:p><text:span text:style-name="T2">sig_init</text:span></text:p>
          </draw:text-box>
        </draw:frame>
        <draw:frame draw:style-name="gr5" draw:text-style-name="P7" draw:layer="layout" svg:width="3.1cm" svg:height="0.806cm" svg:x="9.6cm" svg:y="6.994cm">
          <draw:text-box>
            <text:p><text:span text:style-name="T2">sig_check</text:span></text:p>
          </draw:text-box>
        </draw:frame>
        <draw:frame draw:style-name="gr5" draw:text-style-name="P7" draw:layer="layout" svg:width="3.1cm" svg:height="0.806cm" svg:x="3.2cm" svg:y="7.794cm">
          <draw:text-box>
            <text:p><text:span text:style-name="T2">sig_config</text:span></text:p>
          </draw:text-box>
        </draw:frame>
        <draw:frame draw:style-name="gr5" draw:text-style-name="P7" draw:layer="layout" svg:width="3.1cm" svg:height="0.806cm" svg:x="1.9cm" svg:y="3.694cm">
          <draw:text-box>
            <text:p><text:span text:style-name="T2">sig_disable</text:span></text:p>
          </draw:text-box>
        </draw:frame>
        <draw:line draw:style-name="gr4" draw:text-style-name="P6" draw:layer="layout" svg:x1="6.422cm" svg:y1="7.075cm" svg:x2="2.878cm" svg:y2="8.024cm">
          <text:p/>
        </draw:line>
        <draw:line draw:style-name="gr4" draw:text-style-name="P6" draw:layer="layout" svg:x1="2.578cm" svg:y1="7.324cm" svg:x2="6.122cm" svg:y2="6.375cm">
          <text:p/>
        </draw:line>
        <draw:line draw:style-name="gr4" draw:text-style-name="P6" draw:layer="layout" svg:x1="8.2cm" svg:y1="7.2cm" svg:x2="12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6T11:47:00.910066202</meta:creation-date>
    <dc:date>2018-11-27T17:19:28.915607407</dc:date>
    <meta:editing-duration>PT5H30M35S</meta:editing-duration>
    <meta:editing-cycles>6</meta:editing-cycles>
    <meta:generator>LibreOffice/5.1.6.2$Linux_X86_64 LibreOffice_project/10m0$Build-2</meta:generator>
    <meta:document-statistic meta:object-count="18"/>
  </office:meta>
</office:document-meta>
</file>